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format="1" text:start-value="13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0986in" text:min-label-width="0.2604in"/>
      </text:list-level-style-number>
      <text:list-level-style-number text:level="3" style:num-format="1" text:display-levels="3">
        <style:list-level-properties text:space-before="0.1972in" text:min-label-width="0.5in"/>
      </text:list-level-style-number>
      <text:list-level-style-number text:level="4" style:num-format="1" text:display-levels="4">
        <style:list-level-properties text:space-before="0.2958in" text:min-label-width="0.5in"/>
      </text:list-level-style-number>
      <text:list-level-style-number text:level="5" style:num-format="1" text:display-levels="5">
        <style:list-level-properties text:space-before="0.3944in" text:min-label-width="0.75in"/>
      </text:list-level-style-number>
      <text:list-level-style-number text:level="6" style:num-format="1" text:display-levels="6">
        <style:list-level-properties text:space-before="0.493in" text:min-label-width="0.75in"/>
      </text:list-level-style-number>
      <text:list-level-style-number text:level="7" style:num-format="1" text:display-levels="7">
        <style:list-level-properties text:space-before="0.5916in" text:min-label-width="1in"/>
      </text:list-level-style-number>
      <text:list-level-style-number text:level="8" style:num-format="1" text:display-levels="8">
        <style:list-level-properties text:space-before="0.6902in" text:min-label-width="1in"/>
      </text:list-level-style-number>
      <text:list-level-style-number text:level="9" style:num-format="1" text:display-levels="9">
        <style:list-level-properties text:space-before="0.7888in" text:min-label-width="1.25in"/>
      </text:list-level-style-number>
    </text:list-style>
    <text:list-style style:name="LFO13">
      <text:list-level-style-bullet text:level="1" text:style-name="WW_CharLFO13LVL1" text:bullet-char="">
        <style:list-level-properties text:space-before="0.609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1.109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609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109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609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109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609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109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609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 fo:margin-bottom="0in" fo:line-height="100%" fo:background-color="#D9D9D9"/>
    </style:style>
    <style:style style:name="T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9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0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12" style:parent-style-name="Normal" style:family="paragraph">
      <style:paragraph-properties fo:text-align="center" fo:margin-bottom="0in" fo:line-height="100%"/>
    </style:style>
    <style:style style:name="T13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T14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TableColumn17" style:family="table-column">
      <style:table-column-properties style:column-width="6.0027in"/>
    </style:style>
    <style:style style:name="Table16" style:family="table">
      <style:table-properties style:width="6.0027in" fo:margin-left="0in" table:align="left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3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4" style:parent-style-name="Normal" style:family="paragraph">
      <style:paragraph-properties fo:text-align="justify" fo:margin-bottom="0in" fo:line-height="100%"/>
    </style:style>
    <style:style style:name="T2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8" style:parent-style-name="Normal" style:family="paragraph">
      <style:paragraph-properties fo:text-align="justify" fo:margin-bottom="0in" fo:line-height="100%"/>
    </style:style>
    <style:style style:name="T2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1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P3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34" style:parent-style-name="Normal" style:family="paragraph">
      <style:paragraph-properties fo:text-align="justify" fo:margin-bottom="0in" fo:line-height="100%"/>
    </style:style>
    <style:style style:name="T3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3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8" style:parent-style-name="Normal" style:family="paragraph">
      <style:paragraph-properties fo:text-align="justify" fo:margin-bottom="0in" fo:line-height="100%"/>
    </style:style>
    <style:style style:name="T3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1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44" style:parent-style-name="Normal" style:family="paragraph">
      <style:paragraph-properties fo:text-align="justify" fo:margin-bottom="0in" fo:line-height="100%"/>
    </style:style>
    <style:style style:name="T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4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8" style:parent-style-name="Normal" style:family="paragraph">
      <style:paragraph-properties fo:text-align="justify" fo:margin-bottom="0in" fo:line-height="100%"/>
    </style:style>
    <style:style style:name="T4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51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5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4" style:parent-style-name="Normal" style:family="paragraph">
      <style:paragraph-properties fo:text-align="justify" fo:margin-bottom="0in" fo:line-height="100%"/>
    </style:style>
    <style:style style:name="T5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5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58" style:parent-style-name="Normal" style:family="paragraph">
      <style:paragraph-properties fo:text-align="justify" fo:margin-bottom="0in" fo:line-height="100%"/>
    </style:style>
    <style:style style:name="T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61" style:parent-style-name="Normal" style:family="paragraph">
      <style:paragraph-properties fo:text-align="justify" fo:margin-bottom="0in" fo:line-height="100%">
        <style:tab-stops>
          <style:tab-stop style:type="left" style:position="-0.125in"/>
          <style:tab-stop style:type="left" style:position="0.7in"/>
          <style:tab-stop style:type="left" style:position="1.2in"/>
          <style:tab-stop style:type="left" style:position="1.7in"/>
          <style:tab-stop style:type="left" style:position="2.2in"/>
          <style:tab-stop style:type="left" style:position="2.7in"/>
          <style:tab-stop style:type="left" style:position="3.2in"/>
          <style:tab-stop style:type="left" style:position="3.7in"/>
          <style:tab-stop style:type="left" style:position="4.2in"/>
          <style:tab-stop style:type="left" style:position="4.7in"/>
        </style:tab-stops>
      </style:paragraph-properties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6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6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64" style:parent-style-name="Normal" style:family="paragraph">
      <style:paragraph-properties fo:text-align="justify" fo:margin-bottom="0in" fo:line-height="100%"/>
    </style:style>
    <style:style style:name="T6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6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6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68" style:parent-style-name="Normal" style:family="paragraph">
      <style:paragraph-properties fo:text-align="justify" fo:margin-bottom="0in" fo:line-height="100%"/>
    </style:style>
    <style:style style:name="T6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71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72" style:parent-style-name="Normal" style:family="paragraph">
      <style:paragraph-properties fo:text-align="justify" fo:margin-bottom="0in" fo:line-height="100%" fo:background-color="#D9D9D9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7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75" style:parent-style-name="Normal" style:family="paragraph">
      <style:paragraph-properties fo:text-align="justify" fo:margin-bottom="0in" fo:line-height="100%"/>
    </style:style>
    <style:style style:name="T7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7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79" style:parent-style-name="Normal" style:family="paragraph">
      <style:paragraph-properties fo:text-align="justify" fo:margin-bottom="0in" fo:line-height="100%"/>
    </style:style>
    <style:style style:name="T8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82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83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8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85" style:parent-style-name="Normal" style:family="paragraph">
      <style:paragraph-properties fo:text-align="justify" fo:margin-bottom="0in" fo:line-height="100%"/>
    </style:style>
    <style:style style:name="T8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8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8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89" style:parent-style-name="Normal" style:family="paragraph">
      <style:paragraph-properties fo:text-align="justify" fo:margin-bottom="0in" fo:line-height="100%"/>
    </style:style>
    <style:style style:name="T9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9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94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9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96" style:parent-style-name="Normal" style:family="paragraph">
      <style:paragraph-properties fo:text-align="justify" fo:margin-bottom="0in" fo:line-height="100%"/>
    </style:style>
    <style:style style:name="T9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9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00" style:parent-style-name="Normal" style:family="paragraph">
      <style:paragraph-properties fo:text-align="justify" fo:margin-bottom="0in" fo:line-height="100%"/>
    </style:style>
    <style:style style:name="T1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03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04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06" style:parent-style-name="Normal" style:family="paragraph">
      <style:paragraph-properties fo:text-align="justify" fo:margin-bottom="0in" fo:line-height="100%"/>
    </style:style>
    <style:style style:name="T10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0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0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10" style:parent-style-name="Normal" style:family="paragraph">
      <style:paragraph-properties fo:text-align="justify" fo:margin-bottom="0in" fo:line-height="100%"/>
    </style:style>
    <style:style style:name="T1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1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1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1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118" style:parent-style-name="Normal" style:family="paragraph">
      <style:paragraph-properties fo:widows="0" fo:orphans="0" fo:text-align="justify" fo:margin-bottom="0in" fo:line-height="100%" fo:background-color="#D9D9D9"/>
    </style:style>
    <style:style style:name="T1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P12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22" style:parent-style-name="Normal" style:family="paragraph">
      <style:paragraph-properties fo:text-align="justify" fo:margin-bottom="0in" fo:line-height="100%"/>
    </style:style>
    <style:style style:name="T12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2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2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26" style:parent-style-name="Normal" style:family="paragraph">
      <style:paragraph-properties fo:text-align="justify" fo:margin-bottom="0in" fo:line-height="100%"/>
    </style:style>
    <style:style style:name="T1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30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31" style:parent-style-name="Normal" style:family="paragraph">
      <style:paragraph-properties fo:widows="0" fo:orphans="0" fo:text-align="justify" fo:margin-bottom="0in" fo:line-height="100%" fo:background-color="#D9D9D9"/>
    </style:style>
    <style:style style:name="T13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pt" fo:country="PT"/>
    </style:style>
    <style:style style:name="P13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35" style:parent-style-name="Normal" style:family="paragraph">
      <style:paragraph-properties fo:text-align="justify" fo:margin-bottom="0in" fo:line-height="100%"/>
    </style:style>
    <style:style style:name="T13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3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3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39" style:parent-style-name="Normal" style:family="paragraph">
      <style:paragraph-properties fo:text-align="justify" fo:margin-bottom="0in" fo:line-height="100%"/>
    </style:style>
    <style:style style:name="T14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42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43" style:parent-style-name="Normal" style:family="paragraph">
      <style:paragraph-properties fo:widows="0" fo:orphans="0" fo:text-align="justify" fo:margin-bottom="0in" fo:line-height="100%" fo:background-color="#D9D9D9"/>
    </style:style>
    <style:style style:name="T14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46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47" style:parent-style-name="Normal" style:family="paragraph">
      <style:paragraph-properties fo:text-align="justify" fo:margin-bottom="0in" fo:line-height="100%"/>
    </style:style>
    <style:style style:name="T1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4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51" style:parent-style-name="Normal" style:family="paragraph">
      <style:paragraph-properties fo:text-align="justify" fo:margin-bottom="0in" fo:line-height="100%"/>
    </style:style>
    <style:style style:name="T1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54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5" style:parent-style-name="Textoindependiente" style:family="paragraph">
      <style:paragraph-properties fo:background-color="#D9D9D9"/>
    </style:style>
    <style:style style:name="T1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57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58" style:parent-style-name="Normal" style:family="paragraph">
      <style:paragraph-properties fo:text-align="justify" fo:margin-bottom="0in" fo:line-height="100%"/>
    </style:style>
    <style:style style:name="T15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6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62" style:parent-style-name="Normal" style:family="paragraph">
      <style:paragraph-properties fo:text-align="justify" fo:margin-bottom="0in" fo:line-height="100%"/>
    </style:style>
    <style:style style:name="T1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6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65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166" style:parent-style-name="Normal" style:family="paragraph">
      <style:paragraph-properties fo:widows="0" fo:orphans="0" fo:text-align="justify" fo:margin-bottom="0in" fo:line-height="100%" fo:background-color="#D9D9D9"/>
    </style:style>
    <style:style style:name="T16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6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69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70" style:parent-style-name="Normal" style:family="paragraph">
      <style:paragraph-properties fo:text-align="justify" fo:margin-bottom="0in" fo:line-height="100%"/>
    </style:style>
    <style:style style:name="T17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7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7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4" style:parent-style-name="Normal" style:family="paragraph">
      <style:paragraph-properties fo:text-align="justify" fo:margin-bottom="0in" fo:line-height="100%"/>
    </style:style>
    <style:style style:name="T17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7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77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78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7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80" style:parent-style-name="Normal" style:family="paragraph">
      <style:paragraph-properties fo:text-align="justify" fo:margin-bottom="0in" fo:line-height="100%"/>
    </style:style>
    <style:style style:name="T1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8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8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4" style:parent-style-name="Normal" style:family="paragraph">
      <style:paragraph-properties fo:text-align="justify" fo:margin-bottom="0in" fo:line-height="100%"/>
    </style:style>
    <style:style style:name="T18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8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87" style:parent-style-name="Normal" style:family="paragraph">
      <style:paragraph-properties fo:widows="0" fo:orphans="0"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88" style:parent-style-name="Normal" style:family="paragraph">
      <style:paragraph-properties fo:widows="0" fo:orphans="0"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89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 fo:hyphenate="false"/>
    </style:style>
    <style:style style:name="P190" style:parent-style-name="Normal" style:family="paragraph">
      <style:paragraph-properties fo:text-align="justify" fo:margin-bottom="0in" fo:line-height="100%"/>
    </style:style>
    <style:style style:name="T19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9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9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4" style:parent-style-name="Normal" style:family="paragraph">
      <style:paragraph-properties fo:text-align="justify" fo:margin-bottom="0in" fo:line-height="100%"/>
    </style:style>
    <style:style style:name="T19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19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7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198" style:parent-style-name="Normal" style:family="paragraph">
      <style:paragraph-properties fo:widows="0" fo:orphans="0"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199" style:parent-style-name="Textoindependiente" style:family="paragraph">
      <style:paragraph-properties>
        <style:tab-stops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00" style:parent-style-name="Normal" style:family="paragraph">
      <style:paragraph-properties fo:text-align="justify" fo:margin-bottom="0in" fo:line-height="100%"/>
    </style:style>
    <style:style style:name="T20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0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0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4" style:parent-style-name="Normal" style:family="paragraph">
      <style:paragraph-properties fo:text-align="justify" fo:margin-bottom="0in" fo:line-height="100%"/>
    </style:style>
    <style:style style:name="T20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0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0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11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12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13" style:parent-style-name="Textoindependiente" style:family="paragraph">
      <style:text-properties style:font-name="Arial" style:font-name-complex="Arial" fo:font-size="10pt" style:font-size-asian="10pt" style:font-size-complex="10pt"/>
    </style:style>
    <style:style style:name="P214" style:parent-style-name="Normal" style:family="paragraph">
      <style:paragraph-properties fo:text-align="justify" fo:margin-bottom="0in" fo:line-height="100%"/>
    </style:style>
    <style:style style:name="T215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1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1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18" style:parent-style-name="Normal" style:family="paragraph">
      <style:paragraph-properties fo:text-align="justify" fo:margin-bottom="0in" fo:line-height="100%"/>
    </style:style>
    <style:style style:name="T219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2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22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223" style:parent-style-name="Normal" style:family="paragraph">
      <style:paragraph-properties fo:text-align="justify" fo:margin-bottom="0in" fo:line-height="100%" fo:background-color="#D9D9D9"/>
    </style:style>
    <style:style style:name="T22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25" style:parent-style-name="Textoindependiente" style:family="paragraph">
      <style:paragraph-properties>
        <style:tab-stops>
          <style:tab-stop style:type="left" style:position="0.4923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226" style:parent-style-name="Normal" style:family="paragraph">
      <style:paragraph-properties fo:text-align="justify" fo:margin-bottom="0in" fo:line-height="100%"/>
    </style:style>
    <style:style style:name="T22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2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2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30" style:parent-style-name="Normal" style:family="paragraph">
      <style:paragraph-properties fo:text-align="justify" fo:margin-bottom="0in" fo:line-height="100%"/>
    </style:style>
    <style:style style:name="T23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34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35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/>
    </style:style>
    <style:style style:name="P23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37" style:parent-style-name="Normal" style:family="paragraph">
      <style:paragraph-properties fo:text-align="justify" fo:margin-bottom="0in" fo:line-height="100%"/>
    </style:style>
    <style:style style:name="T23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3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4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41" style:parent-style-name="Normal" style:family="paragraph">
      <style:paragraph-properties fo:text-align="justify" fo:margin-bottom="0in" fo:line-height="100%"/>
    </style:style>
    <style:style style:name="T2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4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45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46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47" style:parent-style-name="Normal" style:family="paragraph">
      <style:paragraph-properties fo:text-align="justify" fo:margin-bottom="0in" fo:line-height="100%"/>
    </style:style>
    <style:style style:name="T2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4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5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1" style:parent-style-name="Normal" style:family="paragraph">
      <style:paragraph-properties fo:text-align="justify" fo:margin-bottom="0in" fo:line-height="100%"/>
    </style:style>
    <style:style style:name="T25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4" style:parent-style-name="Normal" style:family="paragraph">
      <style:paragraph-properties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255" style:parent-style-name="Normal" style:family="paragraph">
      <style:paragraph-properties fo:text-align="justify" fo:margin-bottom="0in" fo:line-height="100%" fo:background-color="#D9D9D9"/>
    </style:style>
    <style:style style:name="T25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5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5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59" style:parent-style-name="Normal" style:family="paragraph">
      <style:paragraph-properties fo:text-align="justify" fo:margin-bottom="0in" fo:line-height="100%"/>
    </style:style>
    <style:style style:name="T2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62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63" style:parent-style-name="Normal" style:family="paragraph">
      <style:paragraph-properties fo:text-align="justify" fo:margin-bottom="0in" fo:line-height="100%"/>
    </style:style>
    <style:style style:name="T26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6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66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70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271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72" style:parent-style-name="Textoindependiente" style:family="paragraph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73" style:parent-style-name="Normal" style:family="paragraph">
      <style:paragraph-properties fo:text-align="justify" fo:margin-bottom="0in" fo:line-height="100%"/>
    </style:style>
    <style:style style:name="T27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7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7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77" style:parent-style-name="Normal" style:family="paragraph">
      <style:paragraph-properties fo:text-align="justify" fo:margin-bottom="0in" fo:line-height="100%"/>
    </style:style>
    <style:style style:name="T27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7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80" style:parent-style-name="Normal" style:family="paragraph">
      <style:paragraph-properties fo:text-align="justify" fo:margin-bottom="0in" fo:line-height="100%" fo:margin-left="0.1972in">
        <style:tab-stops>
          <style:tab-stop style:type="left" style:position="-0.6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81" style:parent-style-name="Normal" style:family="paragraph">
      <style:paragraph-properties fo:text-align="justify" fo:margin-bottom="0in" fo:line-height="100%" fo:background-color="#D9D9D9"/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282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 fo:language="en" fo:country="US"/>
    </style:style>
    <style:style style:name="P283" style:parent-style-name="Normal" style:family="paragraph">
      <style:paragraph-properties fo:text-align="justify" fo:margin-bottom="0in" fo:line-height="100%"/>
    </style:style>
    <style:style style:name="T284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8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28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87" style:parent-style-name="Normal" style:family="paragraph">
      <style:paragraph-properties fo:text-align="justify" fo:margin-bottom="0in" fo:line-height="100%"/>
    </style:style>
    <style:style style:name="T28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T28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90" style:parent-style-name="Textoindependiente" style:family="paragraph">
      <style:text-properties style:font-name="Arial" style:font-name-complex="Arial" fo:font-size="10pt" style:font-size-asian="10pt" style:font-size-complex="10pt" fo:language="en" fo:country="US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Normal" style:family="paragraph">
      <style:paragraph-properties fo:text-align="justify" fo:margin-bottom="0in" fo:line-height="100%"/>
    </style:style>
    <style:style style:name="T294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295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296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297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T298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299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300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301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302" style:parent-style-name="Normal" style:family="paragraph">
      <style:paragraph-properties style:text-autospace="none" fo:text-align="justify"/>
      <style:text-properties style:font-name="Arial" style:font-name-complex="Arial" fo:font-size="10pt" style:font-size-asian="10pt" style:font-size-complex="10pt"/>
    </style:style>
    <style:style style:name="P303" style:parent-style-name="Normal" style:family="paragraph">
      <style:paragraph-properties fo:text-align="justify" fo:margin-left="0.2951in">
        <style:tab-stops/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304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305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306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307" style:parent-style-name="Normal" style:family="paragraph">
      <style:paragraph-properties style:text-autospace="none" fo:text-align="justify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308" style:parent-style-name="Normal" style:family="paragraph">
      <style:paragraph-properties fo:text-align="justify"/>
      <style:text-properties style:font-name="Arial" style:font-name-complex="Arial" fo:font-style="italic" style:font-style-asian="italic" fo:font-size="10pt" style:font-size-asian="10pt" style:font-size-complex="10pt" style:language-asian="pt" style:country-asian="BR"/>
    </style:style>
    <style:style style:name="P309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10" style:parent-style-name="Normal" style:family="paragraph">
      <style:paragraph-properties style:text-autospace="none" fo:text-align="justify" fo:margin-bottom="0in" fo:line-height="100%"/>
    </style:style>
    <style:style style:name="T31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31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31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tyle="italic" style:font-style-asian="italic" fo:font-size="10pt" style:font-size-asian="10pt" style:font-size-complex="10pt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1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weight="bold" style:font-weight-asian="bold" fo:font-size="10pt" style:font-size-asian="10pt" style:font-size-complex="10pt" style:language-asian="pt" style:country-asian="BR"/>
    </style:style>
    <style:style style:name="P319" style:parent-style-name="Normal" style:family="paragraph">
      <style:paragraph-properties fo:text-align="justify" fo:margin-bottom="0in" fo:line-height="100%"/>
    </style:style>
    <style:style style:name="T3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1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32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326" style:parent-style-name="Normal" style:family="paragraph">
      <style:paragraph-properties fo:text-align="justify" fo:margin-bottom="0in" fo:line-height="100%" fo:margin-left="0.1972in">
        <style:tab-stops>
          <style:tab-stop style:type="left" style:position="0in"/>
        </style:tab-stops>
      </style:paragraph-properties>
    </style:style>
    <style:style style:name="T327" style:parent-style-name="Fuentedepárrafopredeter." style:family="text">
      <style:text-properties style:font-name="Arial" style:font-name-complex="Arial" fo:font-style="italic" style:font-style-asian="italic" fo:color="#000000" fo:font-size="10pt" style:font-size-asian="10pt" style:font-size-complex="10pt"/>
    </style:style>
    <style:style style:name="P328" style:parent-style-name="Normal" style:family="paragraph">
      <style:paragraph-properties fo:text-align="justify" fo:margin-bottom="0in" fo:line-height="100%" fo:margin-left="0.1972in">
        <style:tab-stops>
          <style:tab-stop style:type="left" style:position="0in"/>
        </style:tab-stops>
      </style:paragraph-properties>
      <style:text-properties style:font-name="Arial" style:font-name-complex="Arial" fo:font-style="italic" style:font-style-asian="italic" fo:font-size="10pt" style:font-size-asian="10pt" style:font-size-complex="10pt"/>
    </style:style>
    <style:style style:name="P329" style:parent-style-name="Normal" style:family="paragraph">
      <style:paragraph-properties fo:text-align="justify" fo:margin-bottom="0in" fo:line-height="100%">
        <style:tab-stops>
          <style:tab-stop style:type="left" style:position="0.1972in"/>
          <style:tab-stop style:type="left" style:position="0.4923in"/>
          <style:tab-stop style:type="left" style:position="0.5909in"/>
        </style:tab-stops>
      </style:paragraph-properties>
    </style:style>
    <style:style style:name="T3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36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 fo:background-color="#FFFFFF"/>
    </style:style>
    <style:style style:name="T3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38" style:parent-style-name="Normal" style:family="paragraph">
      <style:paragraph-properties style:text-autospace="none" fo:text-align="justify" fo:margin-bottom="0in" fo:line-height="100%"/>
    </style:style>
    <style:style style:name="T3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1" style:parent-style-name="Fuentedepárrafopredeter." style:family="text">
      <style:text-properties style:font-name="Arial" style:font-name-complex="Arial" fo:font-style="italic" style:font-style-asian="italic" fo:font-size="10pt" style:font-size-asian="10pt" style:font-size-complex="10pt"/>
    </style:style>
    <style:style style:name="T3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343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344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color="#000000" fo:font-size="10pt" style:font-size-asian="10pt" style:font-size-complex="10pt"/>
    </style:style>
    <style:style style:name="P34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color="#000000" fo:font-size="10pt" style:font-size-asian="10pt" style:font-size-complex="10pt"/>
    </style:style>
    <style:style style:name="P346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color="#000000" fo:font-size="10pt" style:font-size-asian="10pt" style:font-size-complex="10pt"/>
    </style:style>
    <style:style style:name="P347" style:parent-style-name="Normal" style:family="paragraph">
      <style:paragraph-properties style:text-autospace="none" fo:text-align="justify" fo:margin-bottom="0in" fo:line-height="100%"/>
    </style:style>
    <style:style style:name="T348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349" style:parent-style-name="Normal" style:family="paragraph">
      <style:paragraph-properties style:text-autospace="none" fo:text-align="justify" fo:margin-bottom="0in" fo:line-height="100%" fo:background-color="#D9D9D9"/>
    </style:style>
    <style:style style:name="T35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51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T352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353" style:parent-style-name="Normal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style="italic" style:font-style-asian="italic" style:font-style-complex="italic" fo:font-size="10pt" style:font-size-asian="10pt" style:font-size-complex="10pt"/>
    </style:style>
    <style:style style:name="P354" style:parent-style-name="Normal" style:family="paragraph">
      <style:paragraph-properties fo:text-align="justify" fo:margin-bottom="0in" fo:line-height="100%">
        <style:tab-stops>
          <style:tab-stop style:type="left" style:position="0.1972in"/>
        </style:tab-stops>
      </style:paragraph-properties>
    </style:style>
    <style:style style:name="T355" style:parent-style-name="Fuentedepárrafopredeter." style:family="text">
      <style:text-properties style:font-name="Arial" style:font-name-complex="Arial" fo:font-weight="bold" style:font-weight-asian="bold" style:font-style-complex="italic" fo:font-size="10pt" style:font-size-asian="10pt" style:font-size-complex="10pt" fo:language="en" fo:country="US"/>
    </style:style>
    <style:style style:name="T356" style:parent-style-name="Fuentedepárrafopredeter." style:family="text">
      <style:text-properties style:font-name="Arial" style:font-name-complex="Arial" style:font-style-complex="italic" fo:font-size="10pt" style:font-size-asian="10pt" style:font-size-complex="10pt" fo:language="en" fo:country="US"/>
    </style:style>
    <style:style style:name="T35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59" style:parent-style-name="Normal" style:family="paragraph">
      <style:paragraph-properties fo:text-align="center" fo:margin-bottom="0in" fo:line-height="100%" fo:margin-left="1.475in" fo:text-indent="-1.475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INFORMAÇÕES E DOCUMENTOS EXIGIDOS ANEXOS AO REQUERIMENTO<text:s/></text:p>
      <text:p text:style-name="P4"><text:span text:style-name="T5">ANEXO II, ITEM<text:s/></text:span><text:span text:style-name="T6">2</text:span><text:span text:style-name="T7">3</text:span><text:span text:style-name="T8"><text:s/>DO DECRETO 4.074/02 E ALTERADO PELO<text:s/></text:span><text:span text:style-name="T9">DEC. 5.981/06</text:span></text:p>
      <text:p text:style-name="P10"/>
      <text:p text:style-name="P11"/>
      <text:p text:style-name="P12"><text:span text:style-name="T13">PRODUTO FORMULADO A BASE</text:span><text:span text:style-name="T14"><text:s/>DE PRODUTO TÉCNICO EQUIVALENTE</text:span></text:p>
      <text:p text:style-name="P15"/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23.1. Relatório de estudos de propriedades físico-químicas;</text:p>
            <text:p text:style-name="P21"/>
            <text:p text:style-name="P22">C.1 - Estado físico, aspecto, cor e odor<text:s/></text:p>
            <text:p text:style-name="P23"/>
            <text:p text:style-name="P24"><text:span text:style-name="T25">Resultado</text:span><text:span text:style-name="T26">:<text:s/></text:span><text:bookmark-start text:name="bkmResultadoC01"/><text:span text:style-name="T27">Studies/Physical, eco and toxicological/Result BR</text:span><text:bookmark-end text:name="bkmResultadoC01"/></text:p>
            <text:p text:style-name="P28"><text:span text:style-name="T29">Ref.:<text:s/></text:span><text:bookmark-start text:name="bkmReferenciaC01"/><text:span text:style-name="T30">Studies/Physical, eco and toxicological/Code. "Title". Laboratoy. Director, Page, End Date.</text:span><text:bookmark-end text:name="bkmReferenciaC01"/></text:p>
            <text:p text:style-name="P31"/>
            <text:p text:style-name="P32">C.8<text:s/>- Solubilidade/Miscibilidade<text:s/></text:p>
            <text:p text:style-name="P33"/>
            <text:p text:style-name="P34"><text:span text:style-name="T35">Resultado</text:span><text:span text:style-name="T36">:<text:s/></text:span><text:bookmark-start text:name="bkmResultadoC08"/><text:span text:style-name="T37">Studies/Physical, eco and toxicological/Result BR</text:span><text:bookmark-end text:name="bkmResultadoC08"/></text:p>
            <text:p text:style-name="P38"><text:span text:style-name="T39">Ref.:<text:s/></text:span><text:bookmark-start text:name="bkmReferenciaC08"/><text:span text:style-name="T40">Studies/Physical, eco and toxicological/Code. "Title". Laboratoy. Director, Page, End Date.</text:span><text:bookmark-end text:name="bkmReferenciaC08"/></text:p>
            <text:p text:style-name="P41"/>
            <text:p text:style-name="P42">C.9 - pH<text:s/></text:p>
            <text:p text:style-name="P43"/>
            <text:p text:style-name="P44"><text:span text:style-name="T45">Resultado</text:span><text:span text:style-name="T46">:<text:s/></text:span><text:bookmark-start text:name="bkmResultadoC09"/><text:span text:style-name="T47">Studies/Physical, eco and toxicological/Result BR</text:span><text:bookmark-end text:name="bkmResultadoC09"/></text:p>
            <text:p text:style-name="P48"><text:span text:style-name="T49">Ref.:<text:s/></text:span><text:bookmark-start text:name="bkmReferenciaC09"/><text:span text:style-name="T50">Studies/Physical, eco and toxicological/Code. "Title". Laboratoy. Director, Page, End Date.</text:span><text:bookmark-end text:name="bkmReferenciaC09"/></text:p>
            <text:p text:style-name="P51"/>
            <text:p text:style-name="P52">C.15 - Densidade<text:s/></text:p>
            <text:p text:style-name="P53"/>
            <text:p text:style-name="P54"><text:span text:style-name="T55">Resultado</text:span><text:span text:style-name="T56">:<text:s/></text:span><text:bookmark-start text:name="bkmResultadoC15"/><text:span text:style-name="T57">Studies/Physical, eco and toxicological/Result BR</text:span><text:bookmark-end text:name="bkmResultadoC15"/></text:p>
            <text:p text:style-name="P58"><text:span text:style-name="T59">Ref.:<text:s/></text:span><text:bookmark-start text:name="bkmReferenciaC15"/><text:span text:style-name="T60">Studies/Physical, eco and toxicological/Code. "Title". Laboratoy. Director, Page, End Date.</text:span><text:bookmark-end text:name="bkmReferenciaC15"/></text:p>
            <text:p text:style-name="P61"/>
            <text:p text:style-name="P62">C.16 - Tensão Superficial<text:s/></text:p>
            <text:p text:style-name="P63"/>
            <text:p text:style-name="P64"><text:span text:style-name="T65">Resultado</text:span><text:span text:style-name="T66">:<text:s/></text:span><text:bookmark-start text:name="bkmResultadoC16"/><text:span text:style-name="T67">Studies/Physical, eco and toxicological/Result BR</text:span><text:bookmark-end text:name="bkmResultadoC16"/></text:p>
            <text:p text:style-name="P68"><text:span text:style-name="T69">Ref.:<text:s/></text:span><text:bookmark-start text:name="bkmReferenciaC16"/><text:span text:style-name="T70">Studies/Physical, eco and toxicological/Code. "Title". Laboratoy. Director, Page, End Date.</text:span><text:bookmark-end text:name="bkmReferenciaC16"/></text:p>
            <text:p text:style-name="P71"/>
            <text:p text:style-name="P72"><text:bookmark-start text:name="bkmC17C18"/><text:span text:style-name="T73">Studies/Physical, eco and toxicological/Category</text:span><text:bookmark-end text:name="bkmC17C18"/></text:p>
            <text:p text:style-name="P74"/>
            <text:p text:style-name="P75"><text:span text:style-name="T76">Resultado</text:span><text:span text:style-name="T77">:<text:s/></text:span><text:bookmark-start text:name="bkmResultadoC17C18"/><text:span text:style-name="T78">Studies/Physical, eco and toxicological/Result BR</text:span><text:bookmark-end text:name="bkmResultadoC17C18"/></text:p>
            <text:p text:style-name="P79"><text:span text:style-name="T80">Ref.:<text:s/></text:span><text:bookmark-start text:name="bkmReferenciaC17C18"/><text:span text:style-name="T81">Studies/Physical, eco and toxicological/Code. "Title". Laboratoy. Director, Page, End Date.</text:span><text:bookmark-end text:name="bkmReferenciaC17C18"/></text:p>
            <text:p text:style-name="P82"/>
            <text:p text:style-name="P83">C.19 - Corrosividade<text:s/></text:p>
            <text:p text:style-name="P84"/>
            <text:p text:style-name="P85"><text:span text:style-name="T86">Resultado</text:span><text:span text:style-name="T87">:<text:s/></text:span><text:bookmark-start text:name="bkmResultadoC19"/><text:span text:style-name="T88">Studies/Physical, eco and toxicological/Result BR</text:span><text:bookmark-end text:name="bkmResultadoC19"/></text:p>
            <text:p text:style-name="P89"><text:span text:style-name="T90">Ref.:<text:s/></text:span><text:bookmark-start text:name="bkmReferenciaC19"/><text:span text:style-name="T91">Studies/Physical, eco and toxicological/Code.<text:s/></text:span><text:span text:style-name="T92">"Title". Laboratoy. Director, Page, End Date.</text:span><text:bookmark-end text:name="bkmReferenciaC19"/></text:p>
            <text:p text:style-name="P93"/>
            <text:p text:style-name="P94">C.20 - Estabilidade Térmica e ao Ar<text:s/></text:p>
            <text:p text:style-name="P95"/>
            <text:p text:style-name="P96"><text:span text:style-name="T97">Resultado</text:span><text:span text:style-name="T98">:<text:s/></text:span><text:bookmark-start text:name="bkmResultadoC20"/><text:span text:style-name="T99">Studies/Physical, eco and toxicological/Result BR</text:span><text:bookmark-end text:name="bkmResultadoC20"/></text:p>
            <text:p text:style-name="P100"><text:span text:style-name="T101">Ref.:<text:s/></text:span><text:bookmark-start text:name="bkmReferenciaC20"/><text:span text:style-name="T102">Studies/Physical, eco and toxicological/Code. "Title". Laboratoy. Director, Page, End Date.</text:span><text:bookmark-end text:name="bkmReferenciaC20"/></text:p>
            <text:p text:style-name="P103"/>
            <text:soft-page-break/>
            <text:p text:style-name="P104">C.21 - Ponto de Fulgor<text:s/></text:p>
            <text:p text:style-name="P105"/>
            <text:p text:style-name="P106"><text:span text:style-name="T107">Resultado</text:span><text:span text:style-name="T108">:<text:s/></text:span><text:bookmark-start text:name="bkmResultadoC21"/><text:span text:style-name="T109">Studies/Physical, eco and toxicological/Result BR</text:span><text:bookmark-end text:name="bkmResultadoC21"/></text:p>
            <text:p text:style-name="P110"><text:span text:style-name="T111">Ref.:<text:s/></text:span><text:bookmark-start text:name="bkmReferenciaC21"/><text:span text:style-name="T112">Studies/Physical, eco and toxicological/Code. "Title". Laboratoy. Director, Page, End Date.</text:span><text:bookmark-end text:name="bkmReferenciaC21"/></text:p>
            <text:p text:style-name="P113"/>
          </table:table-cell>
        </table:table-row>
        <text:soft-page-break/>
        <table:table-row table:style-name="TableRow114">
          <table:table-cell table:style-name="TableCell115">
            <text:p text:style-name="P116">23.2. Relatório de estudos de dados relativos à toxicidade para microorganismos, microcrustáceos, peixes, algas, organismos de solo, aves, plantas e insetos não-alvo;</text:p>
            <text:p text:style-name="P117"/>
            <text:p text:style-name="P118"><text:span text:style-name="T119">D.1 - <text:s/>Microrganismos – Ciclo do Nitrogênio</text:span><text:span text:style-name="T120"><text:s/></text:span></text:p>
            <text:p text:style-name="P121"/>
            <text:p text:style-name="P122"><text:span text:style-name="T123">Resultado</text:span><text:span text:style-name="T124">:<text:s/></text:span><text:bookmark-start text:name="bkmResultadoD11"/><text:span text:style-name="T125">Studies/Physical, eco and toxicological/Result BR</text:span><text:bookmark-end text:name="bkmResultadoD11"/></text:p>
            <text:p text:style-name="P126"><text:span text:style-name="T127">Ref.:<text:s/></text:span><text:bookmark-start text:name="bkmReferenciaD11"/><text:span text:style-name="T128">Studies/Physical, eco and toxicological/Code.<text:s/></text:span><text:span text:style-name="T129">"Title". Laboratoy. Director, Page, End Date.</text:span><text:bookmark-end text:name="bkmReferenciaD11"/></text:p>
            <text:p text:style-name="P130"/>
            <text:p text:style-name="P131"><text:span text:style-name="T132">D.1 - <text:s/>Microrganismos – Ciclo do Carbono</text:span><text:span text:style-name="T133"><text:s/></text:span></text:p>
            <text:p text:style-name="P134"/>
            <text:p text:style-name="P135"><text:span text:style-name="T136">Resultado</text:span><text:span text:style-name="T137">:<text:s/></text:span><text:bookmark-start text:name="bkmResultadoD12"/><text:span text:style-name="T138">Studies/Physical, eco and toxicological/Result BR</text:span><text:bookmark-end text:name="bkmResultadoD12"/></text:p>
            <text:p text:style-name="P139"><text:span text:style-name="T140">Ref.:<text:s/></text:span><text:bookmark-start text:name="bkmReferenciaD12"/><text:span text:style-name="T141">Studies/Physical, eco and toxicological/Code. "Title". Laboratoy. Director, Page, End Date.</text:span><text:bookmark-end text:name="bkmReferenciaD12"/></text:p>
            <text:p text:style-name="P142"/>
            <text:p text:style-name="P143"><text:span text:style-name="T144">D.2 - Algas</text:span><text:span text:style-name="T145"><text:s/></text:span></text:p>
            <text:p text:style-name="P146"/>
            <text:p text:style-name="P147"><text:span text:style-name="T148">Resultado</text:span><text:span text:style-name="T149">:<text:s/></text:span><text:bookmark-start text:name="bkmResultadoD2"/><text:span text:style-name="T150">Studies/Physical, eco and toxicological/Result BR</text:span><text:bookmark-end text:name="bkmResultadoD2"/></text:p>
            <text:p text:style-name="P151"><text:span text:style-name="T152">Ref.:<text:s/></text:span><text:bookmark-start text:name="bkmReferenciaD2"/><text:span text:style-name="T153">Studies/Physical, eco and toxicological/Code. "Title". Laboratoy. Director, Page, End Date.</text:span><text:bookmark-end text:name="bkmReferenciaD2"/></text:p>
            <text:p text:style-name="P154"/>
            <text:p text:style-name="P155"><text:span text:style-name="T156">D.3 - Organismos do solo<text:s/></text:span></text:p>
            <text:p text:style-name="P157"/>
            <text:p text:style-name="P158"><text:span text:style-name="T159">Resultado</text:span><text:span text:style-name="T160">:<text:s/></text:span><text:bookmark-start text:name="bkmResultadoD3"/><text:span text:style-name="T161">Studies/Physical, eco and toxicological/Result BR</text:span><text:bookmark-end text:name="bkmResultadoD3"/></text:p>
            <text:p text:style-name="P162"><text:span text:style-name="T163">Ref.:<text:s/></text:span><text:bookmark-start text:name="bkmReferenciaD3"/><text:span text:style-name="T164">Studies/Physical, eco and toxicological/Code. "Title". Laboratoy. Director, Page, End Date.</text:span><text:bookmark-end text:name="bkmReferenciaD3"/></text:p>
            <text:p text:style-name="P165"/>
            <text:p text:style-name="P166"><text:span text:style-name="T167">D.4 - Abelhas</text:span><text:span text:style-name="T168"><text:s/></text:span></text:p>
            <text:p text:style-name="P169"/>
            <text:p text:style-name="P170"><text:span text:style-name="T171">Resultado</text:span><text:span text:style-name="T172">:<text:s/></text:span><text:bookmark-start text:name="bkmResultadoD4"/><text:span text:style-name="T173">Studies/Physical, eco and toxicological/Result BR</text:span><text:bookmark-end text:name="bkmResultadoD4"/></text:p>
            <text:p text:style-name="P174"><text:span text:style-name="T175">Ref.:<text:s/></text:span><text:bookmark-start text:name="bkmReferenciaD4"/><text:span text:style-name="T176">Studies/Physical, eco and toxicological/Code. "Title". Laboratoy. Director, Page, End Date.</text:span><text:bookmark-end text:name="bkmReferenciaD4"/></text:p>
            <text:p text:style-name="P177"/>
            <text:p text:style-name="P178">D.5.1 - Microcrustáceos Agudo<text:s/></text:p>
            <text:p text:style-name="P179"/>
            <text:p text:style-name="P180"><text:span text:style-name="T181">Resultado</text:span><text:span text:style-name="T182">:<text:s/></text:span><text:bookmark-start text:name="bkmResultadoD51"/><text:span text:style-name="T183">Studies/Physical, eco and toxicological/Result BR</text:span><text:bookmark-end text:name="bkmResultadoD51"/></text:p>
            <text:p text:style-name="P184"><text:span text:style-name="T185">Ref.:<text:s/></text:span><text:bookmark-start text:name="bkmReferenciaD51"/><text:span text:style-name="T186">Studies/Physical, eco and toxicological/Code. "Title". Laboratoy. Director, Page, End Date.</text:span><text:bookmark-end text:name="bkmReferenciaD51"/></text:p>
            <text:p text:style-name="P187"/>
            <text:p text:style-name="P188">D.6.1 - Peixes Agudo<text:s/></text:p>
            <text:p text:style-name="P189"/>
            <text:p text:style-name="P190"><text:span text:style-name="T191">Resultado</text:span><text:span text:style-name="T192">:<text:s/></text:span><text:bookmark-start text:name="bkmResultadoD61"/><text:span text:style-name="T193">Studies/Physical, eco and toxicological/Result BR</text:span><text:bookmark-end text:name="bkmResultadoD61"/></text:p>
            <text:p text:style-name="P194"><text:span text:style-name="T195">Ref.:<text:s/></text:span><text:bookmark-start text:name="bkmReferenciaD61"/><text:span text:style-name="T196">Studies/Physical, eco and toxicological/Code. "Title". Laboratoy. Director, Page, End Date.</text:span><text:bookmark-end text:name="bkmReferenciaD61"/></text:p>
            <text:p text:style-name="P197"/>
            <text:p text:style-name="P198">D.8.1 - Aves Dose única.</text:p>
            <text:p text:style-name="P199"/>
            <text:p text:style-name="P200"><text:span text:style-name="T201">Resultado</text:span><text:span text:style-name="T202">:<text:s/></text:span><text:bookmark-start text:name="bkmResultadoD81"/><text:span text:style-name="T203">Studies/Physical, eco and toxicological/Result BR</text:span><text:bookmark-end text:name="bkmResultadoD81"/></text:p>
            <text:p text:style-name="P204"><text:span text:style-name="T205">Ref.:<text:s/></text:span><text:bookmark-start text:name="bkmReferenciaD81"/><text:span text:style-name="T206">Studies/Physical, eco and toxicological/Code. "Title". Laboratoy. Director, Page, End Date.</text:span><text:bookmark-end text:name="bkmReferenciaD81"/></text:p>
            <text:p text:style-name="P207"/>
          </table:table-cell>
        </table:table-row>
        <text:soft-page-break/>
        <table:table-row table:style-name="TableRow208">
          <table:table-cell table:style-name="TableCell209">
            <text:p text:style-name="P210">23.3. Relatório de estudos de dados relativos à toxicidade para animais superiores;</text:p>
            <text:p text:style-name="P211"/>
            <text:p text:style-name="P212">F.1.1.1 - Avaliação da dose letal 50 aguda oral.<text:s/></text:p>
            <text:p text:style-name="P213"/>
            <text:p text:style-name="P214"><text:span text:style-name="T215">Resultado</text:span><text:span text:style-name="T216">:<text:s/></text:span><text:bookmark-start text:name="bkmResultadoF111"/><text:span text:style-name="T217">Studies/Physical, eco and toxicological/Result BR</text:span><text:bookmark-end text:name="bkmResultadoF111"/></text:p>
            <text:p text:style-name="P218"><text:span text:style-name="T219">Ref.:<text:s/></text:span><text:bookmark-start text:name="bkmReferenciaF111"/><text:span text:style-name="T220">Studies/Physical, eco and toxicological/Code.<text:s/></text:span><text:span text:style-name="T221">"Title". Laboratoy. Director, Page, End Date.</text:span><text:bookmark-end text:name="bkmReferenciaF111"/></text:p>
            <text:p text:style-name="P222"/>
            <text:p text:style-name="P223"><text:span text:style-name="T224">F.2 - Avaliação da concentração letal 5O inalatória.<text:s/></text:span></text:p>
            <text:p text:style-name="P225"/>
            <text:p text:style-name="P226"><text:span text:style-name="T227">Resultado</text:span><text:span text:style-name="T228">:<text:s/></text:span><text:bookmark-start text:name="bkmResultadoF2"/><text:span text:style-name="T229">Studies/Physical, eco and toxicological/Result BR</text:span><text:bookmark-end text:name="bkmResultadoF2"/></text:p>
            <text:p text:style-name="P230"><text:span text:style-name="T231">Ref.:<text:s/></text:span><text:bookmark-start text:name="bkmReferenciaF2"/><text:span text:style-name="T232">Studies/Physical, eco and toxicological/Code.<text:s/></text:span><text:span text:style-name="T233">"Title". Laboratoy. Director, Page, End Date.</text:span><text:bookmark-end text:name="bkmReferenciaF2"/></text:p>
            <text:p text:style-name="P234"/>
            <text:p text:style-name="P235">F.3.1 - Avaliação da dose letal 50 aguda dermal.<text:s/></text:p>
            <text:p text:style-name="P236"/>
            <text:p text:style-name="P237"><text:span text:style-name="T238">Resultado</text:span><text:span text:style-name="T239">:<text:s/></text:span><text:bookmark-start text:name="bkmResultadoF31"/><text:span text:style-name="T240">Studies/Physical, eco and toxicological/Result BR</text:span><text:bookmark-end text:name="bkmResultadoF31"/></text:p>
            <text:p text:style-name="P241"><text:span text:style-name="T242">Ref.:<text:s/></text:span><text:bookmark-start text:name="bkmReferenciaF31"/><text:span text:style-name="T243">Studies/Physical, eco and toxicological/Code. "Title". Laboratoy. Director, Page, End Date.</text:span><text:bookmark-end text:name="bkmReferenciaF31"/></text:p>
            <text:p text:style-name="P244"/>
            <text:p text:style-name="P245">F.3.4 - Avaliação de lesões cutâneas.<text:s/></text:p>
            <text:p text:style-name="P246"/>
            <text:p text:style-name="P247"><text:span text:style-name="T248">Resultado</text:span><text:span text:style-name="T249">:<text:s/></text:span><text:bookmark-start text:name="bkmResultadoF34"/><text:span text:style-name="T250">Studies/Physical, eco and toxicological/Result BR</text:span><text:bookmark-end text:name="bkmResultadoF34"/></text:p>
            <text:p text:style-name="P251"><text:span text:style-name="T252">Ref.:<text:s/></text:span><text:bookmark-start text:name="bkmReferenciaF34"/><text:span text:style-name="T253">Studies/Physical, eco and toxicological/Code. "Title". Laboratoy. Director, Page, End Date.</text:span><text:bookmark-end text:name="bkmReferenciaF34"/></text:p>
            <text:p text:style-name="P254"/>
            <text:p text:style-name="P255"><text:span text:style-name="T256">F.4 - Avaliação de lesões oculares.</text:span><text:span text:style-name="T257"><text:s/></text:span></text:p>
            <text:p text:style-name="P258"/>
            <text:p text:style-name="P259"><text:span text:style-name="T260">Resultado</text:span><text:span text:style-name="T261">:<text:s/></text:span><text:bookmark-start text:name="bkmResultadoF4"/><text:span text:style-name="T262">Studies/Physical, eco and toxicological/Result BR</text:span><text:bookmark-end text:name="bkmResultadoF4"/></text:p>
            <text:p text:style-name="P263"><text:span text:style-name="T264">Ref.:<text:s/></text:span><text:bookmark-start text:name="bkmReferenciaF4"/><text:span text:style-name="T265">Studies/Physical, eco and toxicological/Code. "Title". Laboratoy. Director, Page, End Date.</text:span><text:bookmark-end text:name="bkmReferenciaF4"/></text:p>
            <text:p text:style-name="P266"/>
          </table:table-cell>
        </table:table-row>
        <table:table-row table:style-name="TableRow267">
          <table:table-cell table:style-name="TableCell268">
            <text:p text:style-name="P269">23.4. Relatório de estudos de dados relativos ao potencial mutagênico;</text:p>
            <text:p text:style-name="P270"/>
            <text:p text:style-name="P271">G.1.1 - Procariontes<text:s/></text:p>
            <text:p text:style-name="P272"/>
            <text:p text:style-name="P273"><text:span text:style-name="T274">Resultado</text:span><text:span text:style-name="T275">:<text:s/></text:span><text:bookmark-start text:name="bkmResultadoG11"/><text:span text:style-name="T276">Studies/Physical, eco and toxicological/Result BR</text:span><text:bookmark-end text:name="bkmResultadoG11"/></text:p>
            <text:p text:style-name="P277"><text:span text:style-name="T278">Ref.:<text:s/></text:span><text:bookmark-start text:name="bkmReferenciaG11"/><text:span text:style-name="T279">Studies/Physical, eco and toxicological/Code. "Title". Laboratoy. Director, Page, End Date.</text:span><text:bookmark-end text:name="bkmReferenciaG11"/></text:p>
            <text:p text:style-name="P280"/>
            <text:p text:style-name="P281">G.1.2 - Eucariontes.<text:s/></text:p>
            <text:p text:style-name="P282"/>
            <text:p text:style-name="P283"><text:span text:style-name="T284">Resultado</text:span><text:span text:style-name="T285">:<text:s/></text:span><text:bookmark-start text:name="bkmResultadoG12"/><text:span text:style-name="T286">Studies/Physical, eco and toxicological/Result BR</text:span><text:bookmark-end text:name="bkmResultadoG12"/></text:p>
            <text:p text:style-name="P287"><text:span text:style-name="T288">Ref.:<text:s/></text:span><text:bookmark-start text:name="bkmReferenciaG12"/><text:span text:style-name="T289">Studies/Physical, eco and toxicological/Code. "Title". Laboratoy. Director, Page, End Date.</text:span><text:bookmark-end text:name="bkmReferenciaG12"/></text:p>
            <text:p text:style-name="P290"/>
          </table:table-cell>
        </table:table-row>
        <table:table-row table:style-name="TableRow291">
          <table:table-cell table:style-name="TableCell292">
            <text:p text:style-name="P293"><text:span text:style-name="T294">23.5. Método analítico e sua sensibilidade para determinação de resíduos de agrotóxico, para fins<text:s/></text:span><text:span text:style-name="T295">de monitoramento e fiscalização</text:span><text:span text:style-name="T296">;</text:span><text:span text:style-name="T297"><text:s/></text:span><text:span text:style-name="T298">(</text:span><text:span text:style-name="T299">Anexo 23.5</text:span><text:span text:style-name="T300">)</text:span></text:p>
            <text:p text:style-name="P301"/>
            <text:p text:style-name="P302"><text:bookmark-start text:name="bkmSemResiduo"/>Trata-se de registro de Produto Formulado com base em Produto Técnico Equivalente, e, segundo o Decreto Nº 5.981, de 06 de dezembro de 2006:</text:p>
            <text:p text:style-name="P303"/>
            <text:p text:style-name="P304">“Os estudos de resíduos constantes dos itens 18.4 e 19.2 e dos itens 21.4 e 22.2 do Anexo II,<text:s/><text:soft-page-break/>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305">I - mesmo tipo de formulação;</text:p>
            <text:p text:style-name="P306">II - mesmas indicações de culturas e modalidades de emprego já registradas;</text:p>
            <text:p text:style-name="P307">III - aplicação de quantidade igual ou inferior de ingrediente ativo durante o ciclo ou safra da cultura; e</text:p>
            <text:p text:style-name="P308">IV - intervalo de segurança igual ou superior.<text:bookmark-start text:name="bkmComResiduo"/><text:bookmark-end text:name="bkmSemResiduo"/></text:p>
            <text:p text:style-name="P309"><text:bookmark-start text:name="bkmResiduos"/></text:p>
            <text:p text:style-name="P310"><text:span text:style-name="T311">Segue anexo “Método analítico para determinação de resíduos de<text:s/></text:span><text:bookmark-start text:name="bkmIngrAtivo"/><text:span text:style-name="T312">Product/Active Ingredient/Common Name</text:span><text:bookmark-end text:name="bkmIngrAtivo"/><text:span text:style-name="T313"><text:s/>em diversas culturas”</text:span></text:p>
            <text:p text:style-name="P314"><text:s/><text:bookmark-end text:name="bkmComResiduo"/><text:bookmark-end text:name="bkmResiduos"/></text:p>
          </table:table-cell>
        </table:table-row>
        <text:soft-page-break/>
        <table:table-row table:style-name="TableRow315">
          <table:table-cell table:style-name="TableCell316">
            <text:p text:style-name="P317">23.6. Informações referentes à sua compatibilidade com outros produtos.</text:p>
            <text:p text:style-name="P318"/>
            <text:p text:style-name="P319"><text:bookmark-start text:name="bkmCompatibilidade"/><text:span text:style-name="T320">Product/Formulated/Information/Description</text:span><text:bookmark-end text:name="bkmCompatibilidade"/></text:p>
            <text:p text:style-name="P321"/>
          </table:table-cell>
        </table:table-row>
        <table:table-row table:style-name="TableRow322">
          <table:table-cell table:style-name="TableCell323">
            <text:p text:style-name="P324">23.7 Outros dados, informações ou documentos exigidos em normas complementares.</text:p>
            <text:p text:style-name="P325"/>
            <text:p text:style-name="P326"><text:span text:style-name="T327">Seguem anexos à capa deste relatório:</text:span></text:p>
            <text:p text:style-name="P328"/>
            <text:p text:style-name="P329"><text:span text:style-name="T330"><text:tab/></text:span><text:span text:style-name="T331"><text:tab/></text:span><text:bookmark-start text:name="bkmPeticionamentos"/><text:span text:style-name="T332">-<text:s/></text:span><text:span text:style-name="T333">Peticionamento Eletrônico<text:s/></text:span><text:span text:style-name="T334">n</text:span><text:span text:style-name="T335">º<text:s/></text:span><text:bookmark-start text:name="bkmPetNumero"/><text:span text:style-name="T336">Federal Registration/Tax/Petitioning number</text:span><text:bookmark-end text:name="bkmPetNumero"/><text:span text:style-name="T337"><text:s/>gerado no Sistema de Serviços On-line<text:s/></text:span></text:p>
            <text:p text:style-name="P338"><text:span text:style-name="T339"><text:tab/>- C</text:span><text:span text:style-name="T340">omprovante de pagamento da taxa de Check-list, no valor de R$<text:s/></text:span><text:bookmark-start text:name="bkmTaxValor"/><text:span text:style-name="T341">Federal Registration/Tax/Price</text:span><text:bookmark-end text:name="bkmTaxValor"/><text:span text:style-name="T342">.</text:span><text:span text:style-name="T343"><text:s/></text:span></text:p>
            <text:p text:style-name="P344"><text:tab/>-<text:s/>Justificativa entre o requerimeto físico e o requerimento eletrônico.</text:p>
            <text:p text:style-name="P345"/>
            <text:p text:style-name="P346"/>
            <text:p text:style-name="P347"><text:bookmark-end text:name="bkmPeticionamentos"/><text:span text:style-name="T348"><text:tab/></text:span></text:p>
            <text:p text:style-name="P349"><text:span text:style-name="T350">Metodologia validada para determinação de teor de ingrediente ativo, de acordo com a ABNT ou norma internacionalmente reconhecida:<text:s/></text:span><text:span text:style-name="T351">(Anexo 23.7.1</text:span><text:span text:style-name="T352">)</text:span></text:p>
            <text:p text:style-name="P353"/>
            <text:p text:style-name="P354"><text:span text:style-name="T355">Ref</text:span><text:span text:style-name="T356">.:<text:s/></text:span><text:bookmark-start text:name="bkmReferenciaVM"/><text:span text:style-name="T357">Studies/Physical, eco and toxicological/Code.<text:s/></text:span><text:span text:style-name="T358">"Title". Laboratoy. Director, Page, End Date.</text:span><text:bookmark-end text:name="bkmReferenciaVM"/></text:p>
          </table:table-cell>
        </table:table-row>
      </table:table>
      <text:p text:style-name="P3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4" style:display-name="Título 4" style:family="paragraph" style:parent-style-name="Normal" style:next-style-name="Normal" style:default-outline-level="4">
      <style:paragraph-properties fo:keep-with-next="always" fo:text-align="justify" fo:margin-bottom="0in" fo:line-height="100%" fo:text-indent="0.0069in">
        <style:tab-stops>
          <style:tab-stop style:type="left" style:position="2.7562in"/>
        </style:tab-stops>
      </style:paragraph-properties>
      <style:text-properties style:font-name="Times New Roman" style:font-name-asian="Times New Roman" fo:font-style="italic" style:font-style-asian="italic" style:font-style-complex="italic" fo:font-size="12pt" style:font-size-asian="12pt" style:font-size-complex="12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pt" fo:country="BR"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1pt" style:font-size-asian="11pt" style:font-size-complex="11pt" style:language-asian="en" style:country-asian="US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style:language-asian="en" style:country-asian="US"/>
    </style:style>
    <style:style style:name="Textoindependiente" style:display-name="Texto independiente" style:family="paragraph" style:parent-style-name="Normal">
      <style:paragraph-properties fo:text-align="justify" fo:margin-bottom="0in" fo:line-height="100%"/>
      <style:text-properties style:font-name="Times New Roman" style:font-name-asian="Times New Roman" style:font-size-complex="12pt" fo:hyphenate="false"/>
    </style:style>
    <style:style style:name="TextoindependienteCar" style:display-name="Texto independiente Car" style:family="text" style:parent-style-name="Fuentedepárrafopredeter.">
      <style:text-properties style:font-name="Times New Roman" style:font-name-asian="Times New Roman" fo:font-size="11pt" style:font-size-asian="11pt" style:font-size-complex="12pt" style:language-asian="en" style:country-asian="US"/>
    </style:style>
    <style:style style:name="Textoindependiente3" style:display-name="Texto independiente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Textoindependiente3Car" style:display-name="Texto independiente 3 Car" style:family="text" style:parent-style-name="Fuentedepárrafopredeter.">
      <style:text-properties fo:font-size="8pt" style:font-size-asian="8pt" style:font-size-complex="8pt" style:language-asian="en" style:country-asian="US"/>
    </style:style>
    <style:style style:name="Título4Car" style:display-name="Título 4 Car" style:family="text" style:parent-style-name="Fuentedepárrafopredeter.">
      <style:text-properties style:font-name="Times New Roman" style:font-name-asian="Times New Roman" fo:font-style="italic" style:font-style-asian="italic" style:font-style-complex="italic" fo:font-size="12pt" style:font-size-asian="12pt" style:font-size-complex="12pt" style:language-asian="en" style:country-asian="US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gría2det.independiente" style:display-name="Sangría 2 de t. independiente" style:family="paragraph" style:parent-style-name="Normal">
      <style:paragraph-properties fo:margin-bottom="0.0833in" fo:line-height="200%" fo:margin-left="0.1965in">
        <style:tab-stops/>
      </style:paragraph-properties>
      <style:text-properties fo:hyphenate="false"/>
    </style:style>
    <style:style style:name="Sangría2det.independienteCar" style:display-name="Sangría 2 de t. independiente Car" style:family="text" style:parent-style-name="Fuentedepárrafopredeter.">
      <style:text-properties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Wingdings" style:use-window-font-color="true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Wingding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number text:level="1" style:num-format="1" text:start-value="13">
        <style:list-level-properties text:space-before="0in" text:min-label-width="0.2604in"/>
      </text:list-level-style-number>
      <text:list-level-style-number text:level="2" style:num-format="1" text:display-levels="2">
        <style:list-level-properties text:space-before="0.0986in" text:min-label-width="0.2604in"/>
      </text:list-level-style-number>
      <text:list-level-style-number text:level="3" style:num-format="1" text:display-levels="3">
        <style:list-level-properties text:space-before="0.1972in" text:min-label-width="0.5in"/>
      </text:list-level-style-number>
      <text:list-level-style-number text:level="4" style:num-format="1" text:display-levels="4">
        <style:list-level-properties text:space-before="0.2958in" text:min-label-width="0.5in"/>
      </text:list-level-style-number>
      <text:list-level-style-number text:level="5" style:num-format="1" text:display-levels="5">
        <style:list-level-properties text:space-before="0.3944in" text:min-label-width="0.75in"/>
      </text:list-level-style-number>
      <text:list-level-style-number text:level="6" style:num-format="1" text:display-levels="6">
        <style:list-level-properties text:space-before="0.493in" text:min-label-width="0.75in"/>
      </text:list-level-style-number>
      <text:list-level-style-number text:level="7" style:num-format="1" text:display-levels="7">
        <style:list-level-properties text:space-before="0.5916in" text:min-label-width="1in"/>
      </text:list-level-style-number>
      <text:list-level-style-number text:level="8" style:num-format="1" text:display-levels="8">
        <style:list-level-properties text:space-before="0.6902in" text:min-label-width="1in"/>
      </text:list-level-style-number>
      <text:list-level-style-number text:level="9" style:num-format="1" text:display-levels="9">
        <style:list-level-properties text:space-before="0.7888in" text:min-label-width="1.25in"/>
      </text:list-level-style-number>
    </text:list-style>
    <text:list-style style:name="LFO13">
      <text:list-level-style-bullet text:level="1" text:style-name="WW_CharLFO13LVL1" text:bullet-char="">
        <style:list-level-properties text:space-before="0.609in" text:min-label-width="0.25in"/>
        <style:text-properties style:font-name="Wingdings"/>
      </text:list-level-style-bullet>
      <text:list-level-style-bullet text:level="2" text:style-name="WW_CharLFO13LVL2" text:bullet-char="o">
        <style:list-level-properties text:space-before="1.109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609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2.109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609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3.109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609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4.109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609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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bullet-char="-">
        <style:list-level-properties text:space-before="0.25in" text:min-label-width="0.25in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bullet text:level="1" text:style-name="WW_CharLFO17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9">
      <text:list-level-style-bullet text:level="1" text:style-name="WW_CharLFO1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3798in" fo:margin-left="1.1812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51in"/>
      </style:header-style>
      <style:footer-style>
        <style:header-footer-properties style:dynamic-spacing="true" fo:min-height="0.0048in"/>
      </style:footer-style>
    </style:page-layout>
    <style:style style:name="P2" style:parent-style-name="Encabezado" style:family="paragraph">
      <style:paragraph-properties fo:text-align="end" fo:margin-bottom="0in" fo:line-height="100%"/>
      <style:text-properties style:font-name="Arial" style:font-name-complex="Arial" fo:font-size="8pt" style:font-size-asian="8pt" style:font-size-complex="8pt"/>
    </style:style>
    <style:style style:name="P3" style:parent-style-name="Encabezado" style:family="paragraph">
      <style:paragraph-properties fo:text-align="end" fo:margin-bottom="0in" fo:line-height="100%"/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bookmark-start text:name="bkmHeaderProd"/>Product/Formulated/Name<text:bookmark-end text:name="bkmHeaderProd"/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8:57:00Z</meta:creation-date>
    <dc:date>2012-12-13T18:58:00Z</dc:date>
    <meta:template xlink:href="AnexoXXIII.dotx" xlink:type="simple"/>
    <meta:editing-cycles>1</meta:editing-cycles>
    <meta:editing-duration>PT60S</meta:editing-duration>
    <meta:document-statistic meta:page-count="4" meta:paragraph-count="15" meta:word-count="1193" meta:character-count="7745" meta:row-count="54" meta:non-whitespace-character-count="6567"/>
  </office:meta>
</office:document-meta>
</file>